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liceRead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SliceReader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SliceReader.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SliceReader.init( ByteBlockPool pool , int startIndex , int en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yteSliceReader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SliceReader.writeTo( IndexOutput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yteSlice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SliceReader.nextSl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yteSliceReader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SliceReader.readBytes( byte [ ] b , int offse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